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874cm" style:rel-column-width="22645*"/>
    </style:style>
    <style:style style:name="Tableau1.B" style:family="table-column">
      <style:table-column-properties style:column-width="11.125cm" style:rel-column-width="428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874cm" style:rel-column-width="22645*"/>
    </style:style>
    <style:style style:name="Tableau2.B" style:family="table-column">
      <style:table-column-properties style:column-width="11.125cm" style:rel-column-width="4289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874cm" style:rel-column-width="22645*"/>
    </style:style>
    <style:style style:name="Tableau3.B" style:family="table-column">
      <style:table-column-properties style:column-width="11.125cm" style:rel-column-width="42890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874cm" style:rel-column-width="22645*"/>
    </style:style>
    <style:style style:name="Tableau4.B" style:family="table-column">
      <style:table-column-properties style:column-width="11.125cm" style:rel-column-width="42890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se Case Name</text:p>
          </table:table-cell>
          <table:table-cell table:style-name="Tableau1.B1" office:value-type="string">
            <text:p text:style-name="Table_20_Contents">Lance une partie</text:p>
          </table:table-cell>
        </table:table-row>
        <table:table-row>
          <table:table-cell table:style-name="Tableau1.A2" office:value-type="string">
            <text:p text:style-name="Table_20_Contents">Principal Actor</text:p>
          </table:table-cell>
          <table:table-cell table:style-name="Tableau1.B2" office:value-type="string">
            <text:p text:style-name="Table_20_Contents">Enfant</text:p>
          </table:table-cell>
        </table:table-row>
        <table:table-row>
          <table:table-cell table:style-name="Tableau1.A2" office:value-type="string">
            <text:p text:style-name="Table_20_Contents">Stakeholders</text:p>
          </table:table-cell>
          <table:table-cell table:style-name="Tableau1.B2" office:value-type="string">
            <text:p text:style-name="Table_20_Contents">Parents : D'occuper ses enfants et d'améliorer leurs façon de calcul (addition et sustraction).</text:p>
            <text:p text:style-name="Table_20_Contents">Enfant : De jouer et s'amuser</text:p>
          </table:table-cell>
        </table:table-row>
        <table:table-row>
          <table:table-cell table:style-name="Tableau1.A2" office:value-type="string">
            <text:p text:style-name="Table_20_Contents">Precondition</text:p>
          </table:table-cell>
          <table:table-cell table:style-name="Tableau1.B2" office:value-type="string">
            <text:p text:style-name="Table_20_Contents">1. Le niveau de jeu a été choisi.</text:p>
          </table:table-cell>
        </table:table-row>
        <table:table-row>
          <table:table-cell table:style-name="Tableau1.A2" office:value-type="string">
            <text:p text:style-name="Table_20_Contents">Postcondition</text:p>
          </table:table-cell>
          <table:table-cell table:style-name="Tableau1.B2" office:value-type="string">
            <text:p text:style-name="Table_20_Contents">1. Une partie a été lancé.</text:p>
          </table:table-cell>
        </table:table-row>
        <table:table-row>
          <table:table-cell table:style-name="Tableau1.A2" office:value-type="string">
            <text:p text:style-name="Table_20_Contents">Main success scenario</text:p>
          </table:table-cell>
          <table:table-cell table:style-name="Tableau1.B2" office:value-type="string">
            <text:p text:style-name="Table_20_Contents">1. Le système affiche les mains (numero) avec la configuration correct,</text:p>
            <text:p text:style-name="Table_20_Contents">2. Le système met en place l'environnement,</text:p>
            <text:p text:style-name="Table_20_Contents">3. Le système donne la main à l'utilisateur (enfant) ou bien à lui pour commencer à jouer.</text:p>
          </table:table-cell>
        </table:table-row>
        <table:table-row>
          <table:table-cell table:style-name="Tableau1.A2" office:value-type="string">
            <text:p text:style-name="Table_20_Contents">Extensions</text:p>
          </table:table-cell>
          <table:table-cell table:style-name="Tableau1.B2" office:value-type="string">
            <text:p text:style-name="Table_20_Contents">1.a : mauvaise configuration des mains.</text:p>
            <text:p text:style-name="Table_20_Contents">1.a.1 : le système recharge la configuration des main (numero), <text:s/></text:p>
            <text:p text:style-name="Table_20_Contents">2.a : <text:s/>configuration inexistant,</text:p>
            <text:p text:style-name="Table_20_Contents">2.a.1: le système ferme la partie</text:p>
            <text:p text:style-name="Table_20_Contents">2.a.2: le système reviens à l'état initial,</text:p>
            <text:p text:style-name="Table_20_Contents">2.a.3 : le système reporte l'erreur,</text:p>
            <text:p text:style-name="Table_20_Contents">2.a.4: le système lance une nouvelle partie.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Use Case Name</text:p>
          </table:table-cell>
          <table:table-cell table:style-name="Tableau2.B1" office:value-type="string">
            <text:p text:style-name="Table_20_Contents">Jouer une partie</text:p>
          </table:table-cell>
        </table:table-row>
        <table:table-row>
          <table:table-cell table:style-name="Tableau2.A2" office:value-type="string">
            <text:p text:style-name="Table_20_Contents">Principal Actor</text:p>
          </table:table-cell>
          <table:table-cell table:style-name="Tableau2.B2" office:value-type="string">
            <text:p text:style-name="Table_20_Contents">Enfant</text:p>
          </table:table-cell>
        </table:table-row>
        <table:table-row>
          <table:table-cell table:style-name="Tableau2.A2" office:value-type="string">
            <text:p text:style-name="Table_20_Contents">Stakeholders</text:p>
          </table:table-cell>
          <table:table-cell table:style-name="Tableau2.B2" office:value-type="string">
            <text:p text:style-name="Table_20_Contents">Parents : D'occuper ses enfants et d'améliorer leurs façon de calcul (addition et sustraction).</text:p>
            <text:p text:style-name="Table_20_Contents">Enfant : De jouer et s'amuser</text:p>
          </table:table-cell>
        </table:table-row>
        <table:table-row>
          <table:table-cell table:style-name="Tableau2.A2" office:value-type="string">
            <text:p text:style-name="Table_20_Contents">Precondition</text:p>
          </table:table-cell>
          <table:table-cell table:style-name="Tableau2.B2" office:value-type="string">
            <text:p text:style-name="Table_20_Contents">1. La confinguration de la partie a été faite,</text:p>
          </table:table-cell>
        </table:table-row>
        <table:table-row>
          <table:table-cell table:style-name="Tableau2.A2" office:value-type="string">
            <text:p text:style-name="Table_20_Contents">Postcondition</text:p>
          </table:table-cell>
          <table:table-cell table:style-name="Tableau2.B2" office:value-type="string">
            <text:p text:style-name="Table_20_Contents">1. Il y a eu un gagnant, ou il y a eu une egalité.</text:p>
          </table:table-cell>
        </table:table-row>
        <table:table-row>
          <table:table-cell table:style-name="Tableau2.A2" office:value-type="string">
            <text:p text:style-name="Table_20_Contents">Main success scenario</text:p>
          </table:table-cell>
          <table:table-cell table:style-name="Tableau2.B2" office:value-type="string">
            <text:p text:style-name="Table_20_Contents">1. Le premier joueur attaque,</text:p>
            <text:p text:style-name="Table_20_Contents">2. Il est evaluer si il y a un gagant,</text:p>
            <text:p text:style-name="Table_20_Contents">3. Le deuxième joueuer attaque,</text:p>
            <text:p text:style-name="Table_20_Contents">4. Il est evaluer si il y a un gagant,</text:p>
            <text:p text:style-name="Table_20_Contents">5. On revient au pas 1.</text:p>
          </table:table-cell>
        </table:table-row>
        <table:table-row>
          <table:table-cell table:style-name="Tableau2.A2" office:value-type="string">
            <text:p text:style-name="Table_20_Contents">Extensions</text:p>
          </table:table-cell>
          <table:table-cell table:style-name="Tableau2.B2" office:value-type="string">
            <text:p text:style-name="Table_20_Contents">2.a : Il y a un gagnant </text:p>
            <text:p text:style-name="Table_20_Contents">2.a.1 : Le système affiche le gagnant.</text:p>
            <text:p text:style-name="Table_20_Contents">2.a.2 : Le système termine la partie.</text:p>
            <text:p text:style-name="Table_20_Contents">2.a.3 : Le système ferme la scene</text:p>
            <text:p text:style-name="Table_20_Contents">2.a.4 : Le système ouvre le ménu principal.</text:p>
            <text:p text:style-name="Table_20_Contents"/>
            <text:p text:style-name="Table_20_Contents">2.b : Le système détecte un boucle de desicion (dix iterations)</text:p>
            <text:p text:style-name="Table_20_Contents">2.b.1 : Le système affiche qu'il y a eu une egalité</text:p>
            <text:p text:style-name="Table_20_Contents">2.b.2 : Le système termine la partie.</text:p>
            <text:p text:style-name="Table_20_Contents">2.b.3 : Le système ferme la scene</text:p>
            <text:p text:style-name="Table_20_Contents">2.b.4 : Le système ouvre le ménu principal.</text:p>
            <text:p text:style-name="Table_20_Contents"/>
            <text:p text:style-name="Table_20_Contents">4.a : Il y a un gagnant </text:p>
            <text:p text:style-name="Table_20_Contents"><text:soft-page-break/>4.a.1 : Le système affiche le gagnant.</text:p>
            <text:p text:style-name="Table_20_Contents">4.a.2 : Le système termine la partie.</text:p>
            <text:p text:style-name="Table_20_Contents">4.a.3 : Le système ferme la scene</text:p>
            <text:p text:style-name="Table_20_Contents">4.a.4 : Le système ouvre le ménu principal.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Use Case Name</text:p>
          </table:table-cell>
          <table:table-cell table:style-name="Tableau3.B1" office:value-type="string">
            <text:p text:style-name="Table_20_Contents">Reprendre une partie</text:p>
          </table:table-cell>
        </table:table-row>
        <table:table-row>
          <table:table-cell table:style-name="Tableau3.A2" office:value-type="string">
            <text:p text:style-name="Table_20_Contents">Principal Actor</text:p>
          </table:table-cell>
          <table:table-cell table:style-name="Tableau3.B2" office:value-type="string">
            <text:p text:style-name="Table_20_Contents">Enfant</text:p>
          </table:table-cell>
        </table:table-row>
        <table:table-row>
          <table:table-cell table:style-name="Tableau3.A2" office:value-type="string">
            <text:p text:style-name="Table_20_Contents">Stakeholders</text:p>
          </table:table-cell>
          <table:table-cell table:style-name="Tableau3.B2" office:value-type="string">
            <text:p text:style-name="Table_20_Contents">Parents : D'occuper ses enfants et d'améliorer leurs façon de calcul (addition et sustraction).</text:p>
            <text:p text:style-name="Table_20_Contents">Enfant : Reprendre une partie.</text:p>
          </table:table-cell>
        </table:table-row>
        <table:table-row>
          <table:table-cell table:style-name="Tableau3.A2" office:value-type="string">
            <text:p text:style-name="Table_20_Contents">Precondition</text:p>
          </table:table-cell>
          <table:table-cell table:style-name="Tableau3.B2" office:value-type="string">
            <text:p text:style-name="Table_20_Contents">1. Le joueur avait quité une partie,</text:p>
            <text:p text:style-name="Table_20_Contents">2. Il y a une partie enregistrée</text:p>
          </table:table-cell>
        </table:table-row>
        <table:table-row>
          <table:table-cell table:style-name="Tableau3.A2" office:value-type="string">
            <text:p text:style-name="Table_20_Contents">Postcondition</text:p>
          </table:table-cell>
          <table:table-cell table:style-name="Tableau3.B2" office:value-type="string">
            <text:p text:style-name="Table_20_Contents">1. Le système lance la partie à partir du dernièr état</text:p>
          </table:table-cell>
        </table:table-row>
        <table:table-row>
          <table:table-cell table:style-name="Tableau3.A2" office:value-type="string">
            <text:p text:style-name="Table_20_Contents">Main success scenario</text:p>
          </table:table-cell>
          <table:table-cell table:style-name="Tableau3.B2" office:value-type="string">
            <text:p text:style-name="Table_20_Contents">1. Le système lit la partie enregistré</text:p>
            <text:p text:style-name="Table_20_Contents">2. Le système met en place la configration de la partie.</text:p>
            <text:p text:style-name="Table_20_Contents">3. Le système lance la partie.</text:p>
          </table:table-cell>
        </table:table-row>
        <table:table-row>
          <table:table-cell table:style-name="Tableau3.A2" office:value-type="string">
            <text:p text:style-name="Table_20_Contents">Extensions</text:p>
          </table:table-cell>
          <table:table-cell table:style-name="Tableau3.B2" office:value-type="string">
            <text:p text:style-name="Table_20_Contents">-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Use Case Name</text:p>
          </table:table-cell>
          <table:table-cell table:style-name="Tableau4.B1" office:value-type="string">
            <text:p text:style-name="Table_20_Contents">Enregistrer une partie</text:p>
          </table:table-cell>
        </table:table-row>
        <table:table-row>
          <table:table-cell table:style-name="Tableau4.A2" office:value-type="string">
            <text:p text:style-name="Table_20_Contents">Principal Actor</text:p>
          </table:table-cell>
          <table:table-cell table:style-name="Tableau4.B2" office:value-type="string">
            <text:p text:style-name="Table_20_Contents">Enfant</text:p>
          </table:table-cell>
        </table:table-row>
        <table:table-row>
          <table:table-cell table:style-name="Tableau4.A2" office:value-type="string">
            <text:p text:style-name="Table_20_Contents">Stakeholders</text:p>
          </table:table-cell>
          <table:table-cell table:style-name="Tableau4.B2" office:value-type="string">
            <text:p text:style-name="Table_20_Contents">Enfant : Continuer à jouer après.</text:p>
          </table:table-cell>
        </table:table-row>
        <table:table-row>
          <table:table-cell table:style-name="Tableau4.A2" office:value-type="string">
            <text:p text:style-name="Table_20_Contents">Precondition</text:p>
          </table:table-cell>
          <table:table-cell table:style-name="Tableau4.B2" office:value-type="string">
            <text:p text:style-name="Table_20_Contents">1. La partie a été lancé.</text:p>
            <text:p text:style-name="Table_20_Contents">2. L'utilisateur a fermé la activité.</text:p>
          </table:table-cell>
        </table:table-row>
        <table:table-row>
          <table:table-cell table:style-name="Tableau4.A2" office:value-type="string">
            <text:p text:style-name="Table_20_Contents">Postcondition</text:p>
          </table:table-cell>
          <table:table-cell table:style-name="Tableau4.B2" office:value-type="string">
            <text:p text:style-name="Table_20_Contents">1.La partie a été enregistré</text:p>
          </table:table-cell>
        </table:table-row>
        <table:table-row>
          <table:table-cell table:style-name="Tableau4.A2" office:value-type="string">
            <text:p text:style-name="Table_20_Contents">Main success scenario</text:p>
          </table:table-cell>
          <table:table-cell table:style-name="Tableau4.B2" office:value-type="string">
            <text:p text:style-name="Table_20_Contents">1. Le système recupere le dernièr état de la partie.</text:p>
            <text:p text:style-name="Table_20_Contents">2. Le système enregistre l'état de la partie dans le dossier de l'application</text:p>
            <text:p text:style-name="Table_20_Contents">3. Le système terminé l'activité.</text:p>
          </table:table-cell>
        </table:table-row>
        <table:table-row>
          <table:table-cell table:style-name="Tableau4.A2" office:value-type="string">
            <text:p text:style-name="Table_20_Contents">Extensions</text:p>
          </table:table-cell>
          <table:table-cell table:style-name="Tableau4.B2" office:value-type="string">
            <text:p text:style-name="Table_20_Contents">2.a : Le système n'a pas accès au memoire.</text:p>
            <text:p text:style-name="Table_20_Contents">2.a.1 : Le système terminé l'activité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29S</meta:editing-duration>
    <meta:editing-cycles>17</meta:editing-cycles>
    <meta:generator>OpenOffice/4.1.3$Win32 OpenOffice.org_project/413m1$Build-9783</meta:generator>
    <dc:date>2017-08-03T11:20:09.72</dc:date>
    <dc:creator>Esteban José Puello Fuentes</dc:creator>
    <meta:document-statistic meta:table-count="4" meta:image-count="0" meta:object-count="0" meta:page-count="2" meta:paragraph-count="92" meta:word-count="509" meta:character-count="2854"/>
    <meta:user-defined meta:name="Info 1"/>
    <meta:user-defined meta:name="Info 2"/>
    <meta:user-defined meta:name="Info 3"/>
    <meta:user-defined meta:name="Info 4"/>
  </office:meta>
</office:document-meta>
</file>